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2" style:parent-style-name="Standard" style:family="paragraph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3" style:parent-style-name="Standard" style:family="paragraph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8" style:parent-style-name="Standard" style:family="paragraph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Standard" style:family="paragraph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Standard" style:family="paragraph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Standard" style:family="paragraph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tandard" style:family="paragraph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T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5" style:parent-style-name="Standard" style:family="paragraph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8" style:parent-style-name="Standard" style:family="paragraph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8" style:parent-style-name="Standard" style:family="paragraph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Модуль<text:s/></text:span><text:span text:style-name="T3">saveTest</text:span></text:p>
      <text:p text:style-name="P4"/>
      <text:p text:style-name="Standard"><text:span text:style-name="T5">Метод<text:s/></text:span><text:span text:style-name="T6">Pos</text:span></text:p>
      <text:p text:style-name="Standard"/>
      <text:p text:style-name="P7">Тест № 1</text:p>
      <text:p text:style-name="Standard">Цель: Проверка правильного выполнения функции сохранения файла</text:p>
      <text:p text:style-name="Standard">Тип: Позитивный</text:p>
      <text:p text:style-name="Standard">Входные<text:span text:style-name="T8"><text:s/></text:span>данные<text:span text:style-name="T9">:<text:s/></text:span><text:span text:style-name="T10">sample text\nsample text 2\ns a m p l e\nt e x t <text:s text:c="2"/>3\n\ns\n4\0</text:span></text:p>
      <text:p text:style-name="Standard">Ожидаемый<text:span text:style-name="T11"><text:s/></text:span>результат<text:span text:style-name="T12">:<text:s/></text:span><text:span text:style-name="T13">sample text\nsample text 2\ns a m p l e\nt e x t <text:s text:c="2"/>3\n\ns\n4\0</text:span></text:p>
      <text:p text:style-name="P14"/>
      <text:p text:style-name="Standard"><text:span text:style-name="T15">Модуль</text:span><text:span text:style-name="T16"><text:s/></text:span><text:span text:style-name="T17">shownTest</text:span></text:p>
      <text:p text:style-name="P18"/>
      <text:p text:style-name="Standard"><text:span text:style-name="T19">Метод</text:span><text:span text:style-name="T20"><text:s/></text:span><text:span text:style-name="T21">Pos</text:span></text:p>
      <text:p text:style-name="Standard"/>
      <text:p text:style-name="P22">Тест № 2</text:p>
      <text:p text:style-name="Standard">Цель:<text:s/>Проверка правильного выполнения функции вывода количества пробелов каждой строки</text:p>
      <text:p text:style-name="Standard">Тип: Позитивный</text:p>
      <text:p text:style-name="Standard">Входные<text:span text:style-name="T23"><text:s/></text:span>данные<text:span text:style-name="T24">:</text:span><text:span text:style-name="T25"><text:s/>sample text\nsample text 2\ns a m p l e\nt e x t <text:s text:c="2"/>3\n\ns\n4\0</text:span></text:p>
      <text:p text:style-name="Standard">Ожидаемый результат:<text:s/>1\n2\n5\n6\n0\n0\n0\n</text:p>
      <text:p text:style-name="Standard"/>
      <text:p text:style-name="Standard"><text:span text:style-name="T26">Модуль</text:span><text:span text:style-name="T27"><text:s/></text:span><text:span text:style-name="T28">moveTest</text:span></text:p>
      <text:p text:style-name="P29"/>
      <text:p text:style-name="Standard"><text:span text:style-name="T30">Метод</text:span><text:span text:style-name="T31"><text:s/></text:span><text:span text:style-name="T32">Pos</text:span></text:p>
      <text:p text:style-name="Standard"/>
      <text:p text:style-name="P33">Тест № 3</text:p>
      <text:p text:style-name="Standard">Цель: Проверка правильного выполнения функции<text:s/>перемещения курсора</text:p>
      <text:p text:style-name="Standard">Тип: Позитивный</text:p>
      <text:p text:style-name="Standard">Входные данные: 1, 2</text:p>
      <text:p text:style-name="Standard">Ожидаемый результат:<text:s/><text:span text:style-name="T34">line</text:span><text:s/>= 1,<text:s/><text:span text:style-name="T35">pos</text:span><text:s/>= 1</text:p>
      <text:p text:style-name="Standard"/>
      <text:p text:style-name="Standard"><text:span text:style-name="T36">Метод<text:s/></text:span><text:span text:style-name="T37">Neg</text:span></text:p>
      <text:p text:style-name="Standard"/>
      <text:p text:style-name="P38">Тест № 4</text:p>
      <text:p text:style-name="Standard">Цель: Проверка правильного выполнения функции перемещения курсора при неочевидных входных данных</text:p>
      <text:p text:style-name="Standard">Тип: Негативный</text:p>
      <text:p text:style-name="Standard">Входные данные: 0, 0</text:p>
      <text:p text:style-name="Standard">Ожидаемый результат:<text:s/><text:span text:style-name="T39">line</text:span><text:s/>= 1,<text:s/><text:span text:style-name="T40">pos</text:span><text:s/>= 0</text:p>
      <text:p text:style-name="Standard"/>
      <text:p text:style-name="P41">Тест № 5</text:p>
      <text:p text:style-name="Standard">Цель: Проверка правильного выполнения функции перемещения курсора при неочевидных входных данных</text:p>
      <text:p text:style-name="Standard">Тип: Негативный</text:p>
      <text:p text:style-name="Standard">Входные данные: 600, 600</text:p>
      <text:p text:style-name="Standard">Ожидаемый результат:<text:s/><text:span text:style-name="T42">line</text:span><text:s/>= 7,<text:s/><text:span text:style-name="T43">pos</text:span><text:s/>= 1</text:p>
      <text:p text:style-name="Standard"/>
      <text:p text:style-name="Standard"/>
      <text:soft-page-break/>
      <text:p text:style-name="P44">Тест № 6</text:p>
      <text:p text:style-name="Standard">Цель: Проверка<text:s/>правильного выполнения функции перемещения курсора при неочевидных входных данных</text:p>
      <text:p text:style-name="Standard">Тип: Негативный</text:p>
      <text:p text:style-name="Standard">Входные данные: -1, -1</text:p>
      <text:p text:style-name="Standard">Ожидаемый результат:<text:s/><text:span text:style-name="T45">line</text:span><text:s/>= 1,<text:s/><text:span text:style-name="T46">pos</text:span><text:s/>= 0</text:p>
      <text:p text:style-name="Standard"/>
      <text:p text:style-name="P47">Тест № 7</text:p>
      <text:p text:style-name="Standard">Цель: Проверка правильного выполнения функции перемещения курсора при неочевидных входных данных</text:p>
      <text:p text:style-name="Standard">Тип: Негативный</text:p>
      <text:p text:style-name="Standard">Входные данные: 3, 14</text:p>
      <text:p text:style-name="Standard">Ожидаемый результат:<text:s/><text:span text:style-name="T48">line</text:span><text:s/>= 3,<text:s/><text:span text:style-name="T49">pos</text:span><text:s/>= 12</text:p>
      <text:p text:style-name="Standard"/>
      <text:p text:style-name="Standard"><text:span text:style-name="T50">Модуль<text:s/></text:span><text:span text:style-name="T51">rchTest</text:span></text:p>
      <text:p text:style-name="P52"/>
      <text:p text:style-name="Standard"><text:span text:style-name="T53">Метод<text:s/></text:span><text:span text:style-name="T54">Pos</text:span></text:p>
      <text:p text:style-name="Standard"/>
      <text:p text:style-name="P55">Тест № 8</text:p>
      <text:p text:style-name="Standard">Цель: Проверка правильного выполнения функции удаления символа справа от курсора</text:p>
      <text:p text:style-name="Standard">Тип: Позитивный</text:p>
      <text:p text:style-name="Standard">Входные<text:span text:style-name="T56"><text:s/></text:span>данные<text:span text:style-name="T57">:<text:s/></text:span><text:span text:style-name="T58">sample text\nsample text 2\ns a m p l e\nt e x t <text:s text:c="2"/>3\n\ns\n4\0</text:span></text:p>
      <text:p text:style-name="Standard">Ожидаемый<text:span text:style-name="T59"><text:s/></text:span>результат<text:span text:style-name="T60">:<text:s/></text:span><text:span text:style-name="T61">ample text\nsample text 2\ns a m p l e\nt e x t <text:s text:c="2"/>3\n\ns\n4\0</text:span></text:p>
      <text:p text:style-name="P62"/>
      <text:p text:style-name="Standard"><text:span text:style-name="T63">Метод<text:s/></text:span><text:span text:style-name="T64">Neg</text:span></text:p>
      <text:p text:style-name="Standard"/>
      <text:p text:style-name="P65">Тест № 9</text:p>
      <text:p text:style-name="Standard">Цель: Проверка правильного выполнения функции удаления символа справа от курсора в конце файла</text:p>
      <text:p text:style-name="Standard">Тип: Негативный</text:p>
      <text:p text:style-name="Standard">Входные<text:span text:style-name="T66"><text:s/></text:span>данные<text:span text:style-name="T67">:<text:s/></text:span><text:span text:style-name="T68">sample text\nsample text 2\ns a m p l e\nt e x t <text:s text:c="2"/>3\n\ns\n4\0</text:span></text:p>
      <text:p text:style-name="Standard">Ожидаемый<text:span text:style-name="T69"><text:s/></text:span>результат<text:span text:style-name="T70">:<text:s/></text:span><text:span text:style-name="T71">sample text\nsample text 2\ns a m p l e\nt e x t <text:s text:c="2"/>3\n\ns\n4\0</text:span></text:p>
      <text:p text:style-name="P72"/>
      <text:p text:style-name="Standard"><text:span text:style-name="T73">Модуль<text:s/></text:span><text:span text:style-name="T74">clTest</text:span></text:p>
      <text:p text:style-name="P75"/>
      <text:p text:style-name="Standard"><text:span text:style-name="T76">Метод<text:s/></text:span><text:span text:style-name="T77">Pos</text:span></text:p>
      <text:p text:style-name="Standard"/>
      <text:p text:style-name="P78">Тест № 10</text:p>
      <text:p text:style-name="Standard">Цель: Проверка правильного выполнения функции измены текущей и следующей строки местами</text:p>
      <text:p text:style-name="Standard">Тип: Позитивный</text:p>
      <text:p text:style-name="Standard">Входные<text:span text:style-name="T79"><text:s/></text:span>данные<text:span text:style-name="T80">:<text:s/></text:span><text:span text:style-name="T81">sample text\nsample text 2\ns a m p l e\nt e x t <text:s text:c="2"/>3\n\ns\n4\0</text:span></text:p>
      <text:p text:style-name="Standard">Ожидаемый<text:span text:style-name="T82"><text:s/></text:span>результат<text:span text:style-name="T83">:<text:s/></text:span><text:span text:style-name="T84">sample text 2\nsample text\ns a m p l e\nt e x t <text:s text:c="2"/>3\n\ns\n4\0</text:span></text:p>
      <text:p text:style-name="P85"/>
      <text:p text:style-name="Standard"><text:span text:style-name="T86">Метод<text:s/></text:span><text:span text:style-name="T87">Neg</text:span></text:p>
      <text:p text:style-name="Standard"/>
      <text:p text:style-name="P88">Тест № 11</text:p>
      <text:p text:style-name="Standard">Цель: Проверка правильного<text:s/>выполнения измены текущей и следующей строки местами при отсутствии следующей строки</text:p>
      <text:soft-page-break/>
      <text:p text:style-name="Standard">Тип: Негативный</text:p>
      <text:p text:style-name="Standard">Входные<text:span text:style-name="T89"><text:s/></text:span>данные<text:span text:style-name="T90">:<text:s/></text:span><text:span text:style-name="T91">sample text\nsample text 2\ns a m p l e\nt e x t <text:s text:c="2"/>3\n\ns\n4\0</text:span></text:p>
      <text:p text:style-name="Standard">Ожидаемый<text:span text:style-name="T92"><text:s/></text:span>результат<text:span text:style-name="T93">: output.txt =<text:s/></text:span><text:span text:style-name="T94">sample text\nsample text 2\ns a m p l e\nt e x t <text:s text:c="2"/>3\n\ns\n4\0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xer</dc:creator>
    <meta:creation-date>2020-03-11T09:50:00Z</meta:creation-date>
    <dc:date>2020-05-15T11:01:00Z</dc:date>
    <meta:template xlink:href="Normal.dotm" xlink:type="simple"/>
    <meta:editing-cycles>27</meta:editing-cycles>
    <meta:editing-duration>PT6060S</meta:editing-duration>
    <meta:document-statistic meta:page-count="3" meta:paragraph-count="5" meta:word-count="404" meta:character-count="2702" meta:row-count="19" meta:non-whitespace-character-count="2303"/>
  </office:meta>
</office:document-meta>
</file>